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</text:p>
      <text:p text:style-name="Standard">Eau</text:p>
      <text:p text:style-name="Standard"/>
      <text:p text:style-name="Standard">eau</text:p>
      <text:p text:style-name="Standard">il y a certain avec eaus (pas tjrs fin), eaud (fin),eauds (tjrs fin), eaux (tjrs fin)</text:p>
      <text:p text:style-name="Standard"/>
      <text:p text:style-name="Standard">p</text:p>
      <text:p text:style-name="Standard">pp</text:p>
      <text:p text:style-name="Standard"/>
      <text:p text:style-name="Standard">attention en final pps don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12:01:15.51</meta:creation-date>
    <meta:generator>LibreOffice/3.5$Windows_x86 LibreOffice_project/7122e39-92ed229-498d286-15e43b4-d70da21</meta:generator>
    <dc:date>2012-08-16T13:00:54.96</dc:date>
    <meta:editing-duration>P0D</meta:editing-duration>
    <meta:editing-cycles>1</meta:editing-cycles>
    <meta:document-statistic meta:table-count="0" meta:image-count="0" meta:object-count="0" meta:page-count="1" meta:paragraph-count="7" meta:word-count="26" meta:character-count="124" meta:non-whitespace-character-count="104"/>
  </office:meta>
</office:document-meta>
</file>